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Laura Kort - Artist Biography</text:h>
      <text:p text:style-name="Text_20_body"/>
      <text:p text:style-name="Text_20_body">Born in 1999 in a picturesque village in northern Germany, Laura Kort was immersed from an early age in the vastness of nature and the vibrant colors that surrounded her. Her childhood was filled with dreams and a profound connection to the world around her.</text:p>
      <text:p text:style-name="Text_20_body">At the age of 11, Laura's life took a new direction when she moved to Madeira Island. This transition brought challenges of adaptation but also served as a catalyst for her passion for art. Art became her refuge, a way to explore and communicate the feelings that resided within her while she adjusted to her new surroundings.</text:p>
      <text:p text:style-name="Text_20_body">Laura's formal education in visual arts began at Francisco Franco High School in Madeira, where she studied Visual Arts. However, her artistic journey has always been driven by self-teaching.</text:p>
      <text:p text:style-name="Text_20_body">Laura Kort takes an eclectic approach to artistic materials, frequently using watercolor, India ink, and oil pastels in her works. Her art transcends the conventional, diving deep into the consciousness. It is a metaphorical exploration of emotions and the human condition, often incorporating the element of the eye as a visual metaphor. Her surreal and abstract style invites the viewer on an introspective journey, with each piece offering an invitation to explore the complexities of the inner self.</text:p>
      <text:p text:style-name="Text_20_body">Under her brand Eeye.see, Laura has been a constant presence at various art and craft markets in Germany and Madeira since 2022. Her work has also garnered recognition beyond local boundaries, being featured on the cover of the Madeira Island newspaper “Ponto e Vírgula” in 2019 with one of her pieces.</text:p>
      <text:p text:style-name="Text_20_body">Currently, Laura is engaged in a vibrant project painting a door in the old town of Funchal, <text:s/>contributing to the rich cultural tapestry and patrimony of the city, inviting both locals and visitors to experience her artistic vision.</text:p>
      <text:p text:style-name="Text_20_body">Despite the challenges, Laura Kort continues to forge her own path as an artist, navigating the uncertain and independent road she has chosen. Her artistic journey is a continuous quest for authenticity and pure expression of her creative vision, where she finds a deep connection with the world around her, a continuation of the childhood that shaped her imagination and so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ura Kort</meta:initial-creator>
    <meta:creation-date>2024-07-02T13:20:26.67</meta:creation-date>
    <meta:document-statistic meta:table-count="0" meta:image-count="0" meta:object-count="0" meta:page-count="1" meta:paragraph-count="8" meta:word-count="364" meta:character-count="2218"/>
    <dc:date>2024-07-02T13:37:26.31</dc:date>
    <dc:creator>Laura Kort</dc:creator>
    <meta:editing-duration>PT1M29S</meta:editing-duration>
    <meta:editing-cycles>1</meta:editing-cycles>
    <meta:generator>OpenOffice/4.1.8$Win32 OpenOffice.org_project/418m3$Build-9803</meta:generator>
  </office:meta>
</office:document-meta>
</file>